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9e394" officeooo:paragraph-rsid="0029e394"/>
    </style:style>
    <style:style style:name="P2" style:family="paragraph" style:parent-style-name="Standard">
      <style:text-properties officeooo:rsid="001cf5fd" officeooo:paragraph-rsid="001cf5fd"/>
    </style:style>
    <style:style style:name="P3" style:family="paragraph" style:parent-style-name="Standard">
      <style:text-properties officeooo:paragraph-rsid="001cf5fd"/>
    </style:style>
    <style:style style:name="P4" style:family="paragraph" style:parent-style-name="Standard">
      <style:text-properties officeooo:rsid="002cbf62" officeooo:paragraph-rsid="002cbf62"/>
    </style:style>
    <style:style style:name="P5" style:family="paragraph" style:parent-style-name="Standard">
      <style:text-properties fo:font-size="12pt" fo:font-weight="bold" officeooo:rsid="0032c6f2" officeooo:paragraph-rsid="0032c6f2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2fbf60" officeooo:paragraph-rsid="002fbf60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37219a" officeooo:paragraph-rsid="0037219a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3fb3bf" officeooo:paragraph-rsid="003fb3bf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421604" officeooo:paragraph-rsid="00421604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422cdb" officeooo:paragraph-rsid="00422cdb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655616" officeooo:paragraph-rsid="00665e7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75425f" officeooo:paragraph-rsid="0075425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773010" officeooo:paragraph-rsid="00773010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normal" officeooo:rsid="0031201c" officeooo:paragraph-rsid="0031201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weight="normal" officeooo:rsid="00315685" officeooo:paragraph-rsid="00315685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315685" officeooo:paragraph-rsid="0031568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315685" officeooo:paragraph-rsid="00315685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315685" officeooo:paragraph-rsid="00422cdb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32c6f2" officeooo:paragraph-rsid="0032c6f2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37219a" officeooo:paragraph-rsid="0037219a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38e038" officeooo:paragraph-rsid="0038e038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3d618f" officeooo:paragraph-rsid="003d618f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3fb3bf" officeooo:paragraph-rsid="003fb3bf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4047c5" officeooo:paragraph-rsid="003fb3b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4831b3" officeooo:paragraph-rsid="004831b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486747" officeooo:paragraph-rsid="0048674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486747" officeooo:paragraph-rsid="004ab8e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902b3" officeooo:paragraph-rsid="004902b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4902b3" officeooo:paragraph-rsid="00591ef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4ab8e0" officeooo:paragraph-rsid="004ab8e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4cba6c" officeooo:paragraph-rsid="004cba6c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3f2ad2" officeooo:paragraph-rsid="003f2ad2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422cdb" officeooo:paragraph-rsid="00422cd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52f9a7" officeooo:paragraph-rsid="0052f9a7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592b79" officeooo:paragraph-rsid="00592b79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59f3c5" officeooo:paragraph-rsid="0059f3c5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5b4f00" officeooo:paragraph-rsid="005b4f00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5c9923" officeooo:paragraph-rsid="005c9923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5c9923" officeooo:paragraph-rsid="0064ec41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5d5235" officeooo:paragraph-rsid="006502f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655616" officeooo:paragraph-rsid="00655616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655616" officeooo:paragraph-rsid="006cf78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676e32" officeooo:paragraph-rsid="00676e32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6cf781" officeooo:paragraph-rsid="006cf781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6e0c97" officeooo:paragraph-rsid="006e0c97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6502f2" officeooo:paragraph-rsid="006502f2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6bced7" officeooo:paragraph-rsid="006cf781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75425f" officeooo:paragraph-rsid="0075425f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773010" officeooo:paragraph-rsid="00773010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77ec48" officeooo:paragraph-rsid="0077ec48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77ec48" officeooo:paragraph-rsid="00790cb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7a6b3a" officeooo:paragraph-rsid="007a6b3a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center" style:justify-single-word="false"/>
      <style:text-properties officeooo:rsid="00315685" officeooo:paragraph-rsid="00315685"/>
    </style:style>
    <style:style style:name="P54" style:family="paragraph" style:parent-style-name="Standard">
      <style:text-properties officeooo:rsid="00477a60" officeooo:paragraph-rsid="00477a60"/>
    </style:style>
    <style:style style:name="P55" style:family="paragraph" style:parent-style-name="Standard">
      <style:paragraph-properties fo:text-align="center" style:justify-single-word="false"/>
      <style:text-properties fo:font-size="16pt" fo:font-weight="bold" officeooo:rsid="0017f9d7" officeooo:paragraph-rsid="0017f9d7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weight="bold" officeooo:rsid="0017f9d7" officeooo:paragraph-rsid="0017f9d7" style:font-weight-asian="bold" style:font-weight-complex="bold"/>
    </style:style>
    <style:style style:name="P57" style:family="paragraph" style:parent-style-name="Standard">
      <style:paragraph-properties fo:text-align="center" style:justify-single-word="false" fo:break-before="page"/>
      <style:text-properties fo:font-size="16pt" fo:font-weight="bold" officeooo:rsid="002cbf62" officeooo:paragraph-rsid="002cbf62" style:font-size-asian="16pt" style:font-weight-asian="bold" style:font-size-complex="16pt" style:font-weight-complex="bold"/>
    </style:style>
    <style:style style:name="P58" style:family="paragraph" style:parent-style-name="Standard">
      <style:paragraph-properties fo:break-before="page"/>
      <style:text-properties officeooo:rsid="00477a60" officeooo:paragraph-rsid="00477a60"/>
    </style:style>
    <style:style style:name="P59" style:family="paragraph" style:parent-style-name="Standard">
      <style:paragraph-properties fo:text-align="start" style:justify-single-word="false" fo:break-before="page"/>
      <style:text-properties fo:font-size="12pt" fo:font-weight="normal" officeooo:rsid="004831b3" officeooo:paragraph-rsid="004831b3" style:font-size-asian="12pt" style:font-weight-asian="normal" style:font-size-complex="12pt" style:font-weight-complex="normal"/>
    </style:style>
    <style:style style:name="P60" style:family="paragraph" style:parent-style-name="Standard" style:list-style-name="L1">
      <style:text-properties officeooo:rsid="0017f9d7" officeooo:paragraph-rsid="0017f9d7"/>
    </style:style>
    <style:style style:name="P61" style:family="paragraph" style:parent-style-name="Standard" style:list-style-name="L1">
      <style:text-properties officeooo:rsid="00185d94" officeooo:paragraph-rsid="00185d94"/>
    </style:style>
    <style:style style:name="P62" style:family="paragraph" style:parent-style-name="Standard" style:list-style-name="L1">
      <style:text-properties officeooo:rsid="0018d695" officeooo:paragraph-rsid="0018d695"/>
    </style:style>
    <style:style style:name="P63" style:family="paragraph" style:parent-style-name="Standard" style:list-style-name="L1">
      <style:text-properties officeooo:rsid="0019f53a" officeooo:paragraph-rsid="0019f53a"/>
    </style:style>
    <style:style style:name="P64" style:family="paragraph" style:parent-style-name="Standard" style:list-style-name="L1">
      <style:text-properties officeooo:rsid="001cf5fd" officeooo:paragraph-rsid="001cf5fd"/>
    </style:style>
    <style:style style:name="P65" style:family="paragraph" style:parent-style-name="Standard" style:list-style-name="L1">
      <style:text-properties officeooo:rsid="001d653c" officeooo:paragraph-rsid="001d653c"/>
    </style:style>
    <style:style style:name="P66" style:family="paragraph" style:parent-style-name="Standard" style:list-style-name="L1">
      <style:text-properties officeooo:rsid="001e0c7e" officeooo:paragraph-rsid="001e0c7e"/>
    </style:style>
    <style:style style:name="P67" style:family="paragraph" style:parent-style-name="Standard" style:list-style-name="L1">
      <style:text-properties officeooo:rsid="001ed873" officeooo:paragraph-rsid="001ed873"/>
    </style:style>
    <style:style style:name="P68" style:family="paragraph" style:parent-style-name="Standard" style:list-style-name="L1">
      <style:text-properties officeooo:rsid="00206993" officeooo:paragraph-rsid="00206993"/>
    </style:style>
    <style:style style:name="P69" style:family="paragraph" style:parent-style-name="Standard" style:list-style-name="L1">
      <style:text-properties officeooo:rsid="002230ad" officeooo:paragraph-rsid="002230ad"/>
    </style:style>
    <style:style style:name="P70" style:family="paragraph" style:parent-style-name="Standard" style:list-style-name="L1">
      <style:text-properties officeooo:rsid="00225fd6" officeooo:paragraph-rsid="00225fd6"/>
    </style:style>
    <style:style style:name="P71" style:family="paragraph" style:parent-style-name="Standard" style:list-style-name="L1">
      <style:text-properties officeooo:rsid="00239805" officeooo:paragraph-rsid="00239805"/>
    </style:style>
    <style:style style:name="P72" style:family="paragraph" style:parent-style-name="Standard" style:list-style-name="L1">
      <style:text-properties officeooo:rsid="0023a098" officeooo:paragraph-rsid="0023a098"/>
    </style:style>
    <style:style style:name="P73" style:family="paragraph">
      <style:paragraph-properties fo:text-align="center"/>
    </style:style>
    <style:style style:name="P74" style:family="paragraph">
      <loext:graphic-properties draw:fill-color="#59c5c7"/>
      <style:paragraph-properties fo:text-align="center"/>
    </style:style>
    <style:style style:name="P75" style:family="paragraph">
      <loext:graphic-properties draw:fill-color="#59c5c7"/>
    </style:style>
    <style:style style:name="P76" style:family="paragraph">
      <loext:graphic-properties draw:fill-color="#f9a870"/>
    </style:style>
    <style:style style:name="T1" style:family="text">
      <style:text-properties officeooo:rsid="0018d695"/>
    </style:style>
    <style:style style:name="T2" style:family="text">
      <style:text-properties officeooo:rsid="00192df5"/>
    </style:style>
    <style:style style:name="T3" style:family="text">
      <style:text-properties officeooo:rsid="0019f53a"/>
    </style:style>
    <style:style style:name="T4" style:family="text">
      <style:text-properties officeooo:rsid="001cf5fd"/>
    </style:style>
    <style:style style:name="T5" style:family="text">
      <style:text-properties officeooo:rsid="001e0c7e"/>
    </style:style>
    <style:style style:name="T6" style:family="text">
      <style:text-properties officeooo:rsid="0027abf3"/>
    </style:style>
    <style:style style:name="T7" style:family="text">
      <style:text-properties officeooo:rsid="00315685"/>
    </style:style>
    <style:style style:name="T8" style:family="text">
      <style:text-properties officeooo:rsid="0034ace2"/>
    </style:style>
    <style:style style:name="T9" style:family="text">
      <style:text-properties officeooo:rsid="0036dca0"/>
    </style:style>
    <style:style style:name="T10" style:family="text">
      <style:text-properties officeooo:rsid="0038e038"/>
    </style:style>
    <style:style style:name="T11" style:family="text">
      <style:text-properties officeooo:rsid="003bb0e7"/>
    </style:style>
    <style:style style:name="T12" style:family="text">
      <style:text-properties officeooo:rsid="003f2ad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047c5" style:font-weight-asian="normal" style:font-weight-complex="normal"/>
    </style:style>
    <style:style style:name="T15" style:family="text">
      <style:text-properties officeooo:rsid="004047c5"/>
    </style:style>
    <style:style style:name="T16" style:family="text">
      <style:text-properties officeooo:rsid="0045f73c"/>
    </style:style>
    <style:style style:name="T17" style:family="text">
      <style:text-properties officeooo:rsid="004902b3"/>
    </style:style>
    <style:style style:name="T18" style:family="text">
      <style:text-properties officeooo:rsid="004ab8e0"/>
    </style:style>
    <style:style style:name="T19" style:family="text">
      <style:text-properties officeooo:rsid="004bb7f6"/>
    </style:style>
    <style:style style:name="T20" style:family="text">
      <style:text-properties officeooo:rsid="004cd338"/>
    </style:style>
    <style:style style:name="T21" style:family="text">
      <style:text-properties officeooo:rsid="0054a9fd"/>
    </style:style>
    <style:style style:name="T22" style:family="text">
      <style:text-properties officeooo:rsid="00564e62"/>
    </style:style>
    <style:style style:name="T23" style:family="text">
      <style:text-properties officeooo:rsid="00591ef6"/>
    </style:style>
    <style:style style:name="T24" style:family="text">
      <style:text-properties officeooo:rsid="00592b79"/>
    </style:style>
    <style:style style:name="T25" style:family="text">
      <style:text-properties officeooo:rsid="0064ec41"/>
    </style:style>
    <style:style style:name="T26" style:family="text">
      <style:text-properties officeooo:rsid="006502f2"/>
    </style:style>
    <style:style style:name="T27" style:family="text">
      <style:text-properties officeooo:rsid="00665e75"/>
    </style:style>
    <style:style style:name="T28" style:family="text">
      <style:text-properties officeooo:rsid="00676e32"/>
    </style:style>
    <style:style style:name="T29" style:family="text">
      <style:text-properties officeooo:rsid="006c2efd"/>
    </style:style>
    <style:style style:name="T30" style:family="text">
      <style:text-properties officeooo:rsid="00747f62"/>
    </style:style>
    <style:style style:name="T31" style:family="text">
      <style:text-properties officeooo:rsid="0077ec48"/>
    </style:style>
    <style:style style:name="T32" style:family="text">
      <style:text-properties officeooo:rsid="00790cbd"/>
    </style:style>
    <style:style style:name="T33" style:family="text">
      <style:text-properties officeooo:rsid="007a6b3a"/>
    </style:style>
    <style:style style:name="T34" style:family="text">
      <style:text-properties officeooo:rsid="007edd1f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4.8437in" fo:min-width="6.8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59c5c7" draw:textarea-horizontal-align="justify" draw:textarea-vertical-align="middle" draw:auto-grow-height="false" fo:min-height="3.8543in" fo:min-width="5.8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59c5c7" draw:textarea-horizontal-align="justify" draw:textarea-vertical-align="middle" draw:auto-grow-height="false" fo:min-height="0.198in" fo:min-width="6.8854in" fo:margin-left="0in" fo:margin-right="0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59c5c7" draw:textarea-horizontal-align="justify" draw:textarea-vertical-align="middle" draw:auto-grow-height="false" fo:min-height="0.198in" fo:min-width="6.8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59c5c7" draw:textarea-horizontal-align="justify" draw:textarea-vertical-align="middle" draw:auto-grow-height="false" fo:min-height="0.5937in" fo:min-width="5.8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59c5c7" draw:textarea-horizontal-align="justify" draw:textarea-vertical-align="middle" draw:auto-grow-height="false" fo:min-height="4.448in" fo:min-width="1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9a870" draw:textarea-horizontal-align="justify" draw:textarea-vertical-align="middle" draw:auto-grow-height="false" fo:min-height="0.9063in" fo:min-width="1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2953in" fo:min-width="2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59c5c7" draw:textarea-horizontal-align="justify" draw:textarea-vertical-align="middle" draw:auto-grow-height="false" fo:min-height="4.248in" fo:min-width="3.0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59c5c7" draw:textarea-horizontal-align="justify" draw:textarea-vertical-align="middle" draw:auto-grow-height="false" fo:min-height="0.2134in" fo:min-width="5.8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59c5c7" draw:textarea-horizontal-align="justify" draw:textarea-vertical-align="middle" draw:auto-grow-height="false" fo:min-height="4.248in" fo:min-width="2.8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Положения о программном комплексе</text:p>
      <text:p text:style-name="P56"/>
      <text:list xml:id="list1215362635" text:style-name="L1">
        <text:list-item>
          <text:p text:style-name="P60">Хранение <text:span text:style-name="T4">данных и </text:span>файлов <text:span text:style-name="T4">изображений. Думаю, что СУБД не нужна, можно все хранить в специализированных файлах</text:span></text:p>
          <text:list>
            <text:list-item>
              <text:p text:style-name="P60">Файл-основа — это XML, который содержит:</text:p>
              <text:list>
                <text:list-item>
                  <text:p text:style-name="P60">Данные о количестве изображений в сканировании по <text:span text:style-name="T1">вертикали (строки) и по горизонтали (столбцы)</text:span></text:p>
                </text:list-item>
                <text:list-item>
                  <text:p text:style-name="P61">Данные о размере каждого изображения</text:p>
                </text:list-item>
                <text:list-item>
                  <text:p text:style-name="P61">Данные о рабочей области каждого изображения (область сшития)</text:p>
                </text:list-item>
                <text:list-item>
                  <text:p text:style-name="P62">Данные о формате изображений</text:p>
                </text:list-item>
                <text:list-item>
                  <text:p text:style-name="P62">Данные о пути к папке, где хранятся отдельные изображения детали</text:p>
                </text:list-item>
              </text:list>
            </text:list-item>
            <text:list-item>
              <text:p text:style-name="P62">Хранени<text:span text:style-name="T6">е</text:span> файлов изображений</text:p>
              <text:list>
                <text:list-item>
                  <text:p text:style-name="P62">Исходные файлы при необходимости сохраняются в <text:span text:style-name="T3">под</text:span>папке «Source» и носят названия «S_&lt;i&gt;_&lt;j&gt;.*», где i — <text:span text:style-name="T2">номер строки по вертикали, j — номер столбца по горизонтали для расположения изображения</text:span></text:p>
                </text:list-item>
                <text:list-item>
                  <text:p text:style-name="P63">Обрезанные и подготовленные к сшитию файлы хранятся в подпапке «Part»<text:span text:style-name="T1"> и носят названия «</text:span>P<text:span text:style-name="T1">_&lt;i&gt;_&lt;j&gt;.*». <text:s/></text:span></text:p>
                </text:list-item>
                <text:list-item>
                  <text:p text:style-name="P64">Сжатый до небольшого размера сшитый вариант целой детали для создания навигационной карты просмотра «<text:span text:style-name="T16">mini.*»</text:span></text:p>
                </text:list-item>
              </text:list>
            </text:list-item>
          </text:list>
        </text:list-item>
        <text:list-item>
          <text:p text:style-name="P65">Интерфейс <text:span text:style-name="T5">и функционал:</text:span></text:p>
          <text:list>
            <text:list-item>
              <text:p text:style-name="P66">Создание новых сканирований поверхности изображений</text:p>
              <text:list>
                <text:list-item>
                  <text:p text:style-name="P67">Выбор размера изделия / автоопределение границ</text:p>
                </text:list-item>
                <text:list-item>
                  <text:p text:style-name="P68">Выбор качества сканирования / приближения</text:p>
                </text:list-item>
                <text:list-item>
                  <text:p text:style-name="P68">Выбор формата сохраняемого изображения</text:p>
                </text:list-item>
                <text:list-item>
                  <text:p text:style-name="P68">Выбор / определение разброса деталей схемы по высоте</text:p>
                </text:list-item>
                <text:list-item>
                  <text:p text:style-name="P68">Выбор названия файла и пути его сохранения</text:p>
                </text:list-item>
                <text:list-item>
                  <text:p text:style-name="P69">Предполагаемый размер файла при заданном качестве</text:p>
                </text:list-item>
              </text:list>
            </text:list-item>
            <text:list-item>
              <text:p text:style-name="P69">Контроль процесса сканирования</text:p>
              <text:list>
                <text:list-item>
                  <text:p text:style-name="P70">Смотрим, сколько % до конца осталось</text:p>
                </text:list-item>
                <text:list-item>
                  <text:p text:style-name="P71">Возможно — просмотр уже созданной части изображения</text:p>
                </text:list-item>
              </text:list>
            </text:list-item>
            <text:list-item>
              <text:p text:style-name="P71">Просмотр отсканированных изображений:</text:p>
              <text:list>
                <text:list-item>
                  <text:p text:style-name="P71">Просмотр отдельных файлов сканирования</text:p>
                </text:list-item>
                <text:list-item>
                  <text:p text:style-name="P71">Сшитие из отдельных файлов полноценной картинки и вывод на экран в заданном качестве. (Возможно понадобится хранить/создавать промежуточные файлы в худшем качестве для ускорения процесса просмотра)</text:p>
                </text:list-item>
                <text:list-item>
                  <text:p text:style-name="P72">Навигация на сшитом изображении по «Миникарте»</text:p>
                </text:list-item>
                <text:list-item>
                  <text:p text:style-name="P72">Навигация посредством мыши</text:p>
                </text:list-item>
                <text:list-item>
                  <text:p text:style-name="P72">Увеличение/уменьшение посредством колеса мыши</text:p>
                </text:list-item>
              </text:list>
            </text:list-item>
          </text:list>
        </text:list-item>
      </text:list>
      <text:p text:style-name="P2"><text:tab/></text:p>
      <text:p text:style-name="P58">Структура классов и зависимости:</text:p>
      <text:p text:style-name="P54"><draw:custom-shape text:anchor-type="paragraph" draw:z-index="7" draw:name="Shape7" draw:style-name="gr8" svg:width="2.3961in" svg:height="0.2953in" svg:x="0.4339in" svg:y="0.5929in"><text:p text:style-name="P73">Основное окно просмотра</text:p><draw:enhanced-geometry svg:viewBox="0 0 21600 21600" draw:type="rectangle" draw:enhanced-path="M 0 0 L 21600 0 21600 21600 0 21600 0 0 Z N"/></draw:custom-shape><draw:custom-shape text:anchor-type="paragraph" draw:z-index="8" draw:name="Shape7" draw:style-name="gr8" draw:text-style-name="P73" svg:width="2.3961in" svg:height="0.2953in" svg:x="0.4083in" svg:y="1.6425in"><text:p text:style-name="P73">Окно создания нового скана</text:p><draw:enhanced-geometry svg:viewBox="0 0 21600 21600" draw:type="rectangle" draw:enhanced-path="M 0 0 L 21600 0 21600 21600 0 21600 0 0 Z N"/></draw:custom-shape><draw:custom-shape text:anchor-type="paragraph" draw:z-index="9" draw:name="Shape7" draw:style-name="gr8" draw:text-style-name="P73" svg:width="2.3961in" svg:height="0.2953in" svg:x="3.9161in" svg:y="1.0965in"><text:p text:style-name="P73">Класс проекта</text:p><draw:enhanced-geometry svg:viewBox="0 0 21600 21600" draw:type="rectangle" draw:enhanced-path="M 0 0 L 21600 0 21600 21600 0 21600 0 0 Z N"/></draw:custom-shape></text:p>
      <text:p text:style-name="P57"><draw:custom-shape text:anchor-type="paragraph" draw:z-index="2" draw:name="Shape3" draw:style-name="gr3" draw:text-style-name="P75" svg:width="6.8858in" svg:height="0.198in" svg:x="-0.0138in" svg:y="0.5291in"><text:p text:style-name="P73">1</text:p><draw:enhanced-geometry svg:viewBox="0 0 21600 21600" draw:type="rectangle" draw:enhanced-path="M 0 0 L 21600 0 21600 21600 0 21600 0 0 Z N"/></draw:custom-shape><draw:custom-shape text:anchor-type="paragraph" draw:z-index="0" draw:name="Shape1" draw:style-name="gr1" svg:width="6.8858in" svg:height="4.8441in" svg:x="-0.0134in" svg:y="0.5291in"><text:p/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74" svg:width="5.8441in" svg:height="3.8543in" svg:x="-0.0134in" svg:y="0.9252in"><text:p text:style-name="P73">3</text:p><draw:enhanced-geometry svg:viewBox="0 0 21600 21600" draw:type="rectangle" draw:enhanced-path="M 0 0 L 21600 0 21600 21600 0 21600 0 0 Z N"/></draw:custom-shape><draw:custom-shape text:anchor-type="paragraph" draw:z-index="3" draw:name="Shape3" draw:style-name="gr4" draw:text-style-name="P75" svg:width="6.8858in" svg:height="0.198in" svg:x="-0.0134in" svg:y="0.7272in"><text:p text:style-name="P73">2</text:p><draw:enhanced-geometry svg:viewBox="0 0 21600 21600" draw:type="rectangle" draw:enhanced-path="M 0 0 L 21600 0 21600 21600 0 21600 0 0 Z N"/></draw:custom-shape><draw:custom-shape text:anchor-type="paragraph" draw:z-index="4" draw:name="Shape4" draw:style-name="gr5" draw:text-style-name="P74" svg:width="5.8543in" svg:height="0.5941in" svg:x="-0.0134in" svg:y="4.7791in"><text:p text:style-name="P73">5</text:p><draw:enhanced-geometry svg:viewBox="0 0 21600 21600" draw:type="rectangle" draw:enhanced-path="M 0 0 L 21600 0 21600 21600 0 21600 0 0 Z N"/></draw:custom-shape><draw:custom-shape text:anchor-type="paragraph" draw:z-index="5" draw:name="Shape5" draw:style-name="gr6" draw:text-style-name="P75" svg:width="1.0315in" svg:height="4.448in" svg:x="5.8409in" svg:y="0.9252in"><text:p text:style-name="P73">6</text:p><draw:enhanced-geometry svg:viewBox="0 0 21600 21600" draw:type="rectangle" draw:enhanced-path="M 0 0 L 21600 0 21600 21600 0 21600 0 0 Z N"/></draw:custom-shape>Интерфейс</text:p>
      <text:p text:style-name="P4"/>
      <text:p text:style-name="P3"/>
      <text:p text:style-name="P3"/>
      <text:p text:style-name="P1">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6" draw:name="Shape6" draw:style-name="gr7" draw:text-style-name="P76" svg:width="1.3543in" svg:height="0.9067in" svg:x="4.4764in" svg:y="0.1673in"><text:p text:style-name="P73">4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3">Схема 1. Главное окно программы</text:p>
      <text:p text:style-name="P1">1. Меню</text:p>
      <text:p text:style-name="P1">2. Тулбар</text:p>
      <text:p text:style-name="P1">3. Изображение</text:p>
      <text:p text:style-name="P1">3.1. Миниизображение всей детали</text:p>
      <text:p text:style-name="P1">4. Системная информация. Статусбар, прогрессбар при необходимости</text:p>
      <text:p text:style-name="P1">5. Панель свойств</text:p>
      <text:p text:style-name="P1"/>
      <text:p text:style-name="P6">1. Меню</text:p>
      <text:p text:style-name="P14">1.1. Меню «Файл»</text:p>
      <text:p text:style-name="P14">1.1.1. «Новый» - создает новое сканирование, выводит окно программы для указания параметров сканирования изделия и его непосредственного сканирования <text:span text:style-name="T9">(Схема 2)</text:span><text:line-break/><text:span text:style-name="T7">1.1.2. «Открыть» - открывает на просмотр ранее сохраненный файл</text:span></text:p>
      <text:p text:style-name="P16">1.1.3. «Сохранить» - сохраняет текущий файл/текущее сканирование, если оно было проведено. Предлагает выбрать место сохранения, если решение еще не сохранялось</text:p>
      <text:p text:style-name="P16">1.1.4. «Согхранить как...» - сохраняет в выбранное пользователем место</text:p>
      <text:p text:style-name="P20">1.2. Меню «Изображение»</text:p>
      <text:p text:style-name="P20">1.2.1. Увеличить <text:span text:style-name="T10">(+) - увеличени в 2 раза по центру</text:span></text:p>
      <text:p text:style-name="P21">1.2.2. Увеличить выбранное — увеличение по выбранной мышью области (Rectangle)</text:p>
      <text:p text:style-name="P20">1.2.<text:span text:style-name="T10">3</text:span>. Уменьшить <text:span text:style-name="T10">(-) - уменьшение в 2 раза по центру</text:span></text:p>
      <text:p text:style-name="P20">1.2.<text:span text:style-name="T10">4</text:span>. <text:span text:style-name="T10">Показать все — задает такое увеличение, чтобы видеть всю картинку в целом</text:span></text:p>
      <text:p text:style-name="P32">1.2.5. Сохранить в картинку — сохраняет видимую часть изображения. Возможно стоит сделать диалоговое окно с укзаанием параметров качества сохранения изображения</text:p>
      <text:p text:style-name="P32"/>
      <text:p text:style-name="P5"><draw:custom-shape text:anchor-type="paragraph" draw:z-index="11" draw:name="Shape3" draw:style-name="gr3" draw:text-style-name="P74" svg:width="6.8858in" svg:height="0.198in" svg:x="-0.0138in" svg:y="3.6791in"><text:p text:style-name="P73">1</text:p><draw:enhanced-geometry svg:viewBox="0 0 21600 21600" draw:type="rectangle" draw:enhanced-path="M 0 0 L 21600 0 21600 21600 0 21600 0 0 Z N"/></draw:custom-shape><draw:custom-shape text:anchor-type="paragraph" draw:z-index="14" draw:name="Shape5" draw:style-name="gr6" draw:text-style-name="P74" svg:width="1.0315in" svg:height="4.448in" svg:x="5.8409in" svg:y="4.0752in"><text:p text:style-name="P73">6</text:p><draw:enhanced-geometry svg:viewBox="0 0 21600 21600" draw:type="rectangle" draw:enhanced-path="M 0 0 L 21600 0 21600 21600 0 21600 0 0 Z N"/></draw:custom-shape><draw:custom-shape text:anchor-type="paragraph" draw:z-index="12" draw:name="Shape3" draw:style-name="gr4" draw:text-style-name="P74" svg:width="6.8858in" svg:height="0.198in" svg:x="-0.0134in" svg:y="3.8772in"><text:p text:style-name="P73">2</text:p><draw:enhanced-geometry svg:viewBox="0 0 21600 21600" draw:type="rectangle" draw:enhanced-path="M 0 0 L 21600 0 21600 21600 0 21600 0 0 Z N"/></draw:custom-shape><text:soft-page-break/>2. Тулбар</text:p>
      <text:p text:style-name="P19">2.1. <text:span text:style-name="T8">Дублирование кнопок меню</text:span></text:p>
      <text:p text:style-name="P14"/>
      <text:p text:style-name="P7">3. Изображение</text:p>
      <text:p text:style-name="P20">3.1. <text:span text:style-name="T11">Колесы мышы — увеличение/уменьшение масштаба изображения относительно положения указателя мыши</text:span></text:p>
      <text:p text:style-name="P22">3.2. Нажатие левой кнопки фиксирует точку, за которую изображение можно двигать, дальнейшее движение мыши с зажатой кнопкой приводит к перемещению изображения</text:p>
      <text:p text:style-name="P22">3.3. Нажатие правой кноп<text:span text:style-name="T12">к</text:span>и <text:span text:style-name="T12">мыши</text:span> вызывает контекстное меню, дублирующее содержимое меню «1.2».</text:p>
      <text:p text:style-name="P23"/>
      <text:p text:style-name="P8">4. Миникарта<text:span text:style-name="T13"> - миниатюрное изображение всей схемы, на котором отображается рамка текущего вида изображения «3», </text:span><text:span text:style-name="T14">кликнув в любую часть которого можно перенести центр изображения «3» в то же место на увеличенном изображении детали</text:span></text:p>
      <text:p text:style-name="P24"/>
      <text:p text:style-name="P9"><text:span text:style-name="T15">5. </text:span>Окно сообщений<text:span text:style-name="T13"> — сюда можно выводить какие-то важные сообщения, хотя какие сообщения тут требуются при просмотре изображения?</text:span></text:p>
      <text:p text:style-name="P14"/>
      <text:p text:style-name="P10">6. Панель инструментов</text:p>
      <text:p text:style-name="P33"><draw:custom-shape text:anchor-type="paragraph" draw:z-index="10" draw:name="Shape2" draw:style-name="gr9" draw:text-style-name="P74" svg:width="3.0425in" svg:height="4.248in" svg:x="-0.0134in" svg:y="0.4335in"><text:p text:style-name="P73">3</text:p><draw:enhanced-geometry svg:viewBox="0 0 21600 21600" draw:type="rectangle" draw:enhanced-path="M 0 0 L 21600 0 21600 21600 0 21600 0 0 Z N"/></draw:custom-shape><draw:custom-shape text:anchor-type="paragraph" draw:z-index="15" draw:name="Shape2" draw:style-name="gr11" draw:text-style-name="P74" svg:width="2.8122in" svg:height="4.248in" svg:x="3.0291in" svg:y="0.4335in"><text:p text:style-name="P73">4</text:p><draw:enhanced-geometry svg:viewBox="0 0 21600 21600" draw:type="rectangle" draw:enhanced-path="M 0 0 L 21600 0 21600 21600 0 21600 0 0 Z N"/></draw:custom-shap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8"/>
      <text:p text:style-name="P15"/>
      <text:p text:style-name="P15"/>
      <text:p text:style-name="P15"/>
      <text:p text:style-name="P15"/>
      <text:p text:style-name="P15"/>
      <text:p text:style-name="P15"><draw:custom-shape text:anchor-type="paragraph" draw:z-index="13" draw:name="Shape4" draw:style-name="gr10" draw:text-style-name="P74" svg:width="5.8543in" svg:height="0.2134in" svg:x="-0.0236in" svg:y="0.0811in"><text:p text:style-name="P73">5</text:p><draw:enhanced-geometry svg:viewBox="0 0 21600 21600" draw:type="rectangle" draw:enhanced-path="M 0 0 L 21600 0 21600 21600 0 21600 0 0 Z N"/></draw:custom-shape></text:p>
      <text:p text:style-name="P15"/>
      <text:p text:style-name="P15">Схема 2. Окно программы для проведения нового сканирования</text:p>
      <text:p text:style-name="P17"/>
      <text:p text:style-name="P17"/>
      <text:p text:style-name="P59">Процесс работы.</text:p>
      <text:p text:style-name="P25">1. Запускаем программу</text:p>
      <text:p text:style-name="P25">2. Выбираем пункт меню «Новый» или соответсвующую кнопку тулбара</text:p>
      <text:p text:style-name="P25">3. Открывается окно создания нового сканирования изделия, где можем ввести разные параметры сканирования на панели, кнопку «Начать сканирование», заменяемую на «Пауза», рядом кнопка «Прервать»</text:p>
      <text:p text:style-name="P26">Внизу прогресс бар, отображающий процесс, <text:span text:style-name="T18">предполагаемое время завершения</text:span>, в основное окно программы посылается информация о начале сканирования и о его завершении, отображаемое в нижней консоли</text:p>
      <text:p text:style-name="P26">Состав параметров и переключателей по настройке сканирования:</text:p>
      <text:p text:style-name="P27"><text:span text:style-name="T18">3.1. Размерные параметры. </text:span>«Автоматически определять размер» - при снятии этой галочки становятся доступны для редактирования параметры «Длина» и «Ширина» изделия. Возможно, что присутсвует параметр «Высота»</text:p>
      <text:p text:style-name="P26">Режимы сканирования по высоте:</text:p>
      <text:p text:style-name="P26"><text:tab/>А. Единая высота фокусировки</text:p>
      <text:p text:style-name="P26"><text:tab/>Б. Мультифокальная съемка</text:p>
      <text:p text:style-name="P26"><text:tab/>В. Мультифокальная съемка с автоматическим определением высоты ???</text:p>
      <text:p text:style-name="P26">Вообще основной вариант такой — проводится сканирование, основная рабочая область поделена на 2 равные части:</text:p>
      <text:p text:style-name="P26"><text:tab/>Слева части миникарта всего изображения, сетка из мелких фото</text:p>
      <text:p text:style-name="P26"><text:tab/>Справа — <text:span text:style-name="T17">выбранное изображение подробно</text:span></text:p>
      <text:p text:style-name="P29"><text:span text:style-name="T23">3.2. Фокус и настройки высоты. </text:span>При первичном сканировании надо как-то выбрать стартовый фокус — предлагается с помощью ползунка выбрать фокус как можно выше изделия, но при этом, чтобы самые нижние детали были четко различимы.</text:p>
      <text:p text:style-name="P28">После первого сканирования можно выбрать отдельные картинки или область из картинок для повторного прохождения на увеличенном фокусе, выбор которого проводится автоматически с или без возможности его регулировки. <text:span text:style-name="T22">После чего данные изображения будут обработаны алгоритмом объединения фото с разной глубиной резкости</text:span></text:p>
      <text:p text:style-name="P30">3.<text:span text:style-name="T24">3</text:span>. Ползунок «Качество сканирования» - от минимального разрешения к максимальному с возможностью точного указания</text:p>
      <text:p text:style-name="P30">3.<text:span text:style-name="T24">4</text:span>. Предполагаемое время работы — <text:span text:style-name="T19">только для чтения и если достаточно данных</text:span></text:p>
      <text:p text:style-name="P31">3.<text:span text:style-name="T24">5</text:span>. Предполагаемый размер файлов <text:span text:style-name="T20">сканирования — только для чтения</text:span></text:p>
      <text:p text:style-name="P34">3.<text:span text:style-name="T24">6</text:span>. Количество необходимых изображений <text:span text:style-name="T21">NxM</text:span> — сюда же в копилку</text:p>
      <text:p text:style-name="P35">3.7. Физический размер области сканирования</text:p>
      <text:p text:style-name="P35">3.8. Нахлест (5%) - небольшой нахлест фото друг на другу в исходном варианте, может понадобится для лучшей склейки</text:p>
      <text:p text:style-name="P35"/>
      <text:p text:style-name="P35"/>
      <text:p text:style-name="P36">Схема по работе с картинками в памяти:</text:p>
      <text:p text:style-name="P37">1. На диске хранятся исходники, по идее они не нужны после того, как подготовили файлы типа «2»</text:p>
      <text:p text:style-name="P37">2. Подготовленные для совместного вывода файлы, у которых обрезана кромка.</text:p>
      <text:p text:style-name="P38">2.1. Подготовленные для совместного вывода файлы, <text:span text:style-name="T25">с разрешением в </text:span>4 <text:span text:style-name="T25">раза хуже</text:span> для вывода крупных масштабов</text:p>
      <text:p text:style-name="P39">2.2. Подготовленные для совместного вывода файлы, <text:span text:style-name="T25">с разрешением в 16 раз хуже</text:span> для вывода крупных масштабов</text:p>
      <text:p text:style-name="P40">3. В Памяти хран<text:span text:style-name="T26">и</text:span>тся <text:span text:style-name="T26">сшивка изображений типа</text:span> 2 или 2.1, или 2.2 - в зависимости от текущего масштаба.</text:p>
      <text:p text:style-name="P46">3.1. При смене масштаба происходит полная перезагрузка пула картинок.</text:p>
      <text:p text:style-name="P46">3.2. При изменении прямоугольника видимых изображений — если есть общие части у старого прямоугольника и нового, то включается умный алгоритм, который вырезает из предыдущего изображения ту часть, которую видно в новом и дополняет ее новыми кусками</text:p>
      <text:p text:style-name="P42"><text:soft-page-break/>*Значения всех границ подготовленных изображений на всех масштабах <text:span text:style-name="T27">для удобства</text:span> храним в специальном массиве. </text:p>
      <text:p text:style-name="P47">Измерение 1 — масштаб увеличения</text:p>
      <text:p text:style-name="P44">Измерение 2 — число картинок по вертикали</text:p>
      <text:p text:style-name="P44">Измерение 3 — число картинок по горизонтали</text:p>
      <text:p text:style-name="P45">Значение — Rectangle, определяющий координаты изображения по пикселям относительно левого верхнего угла (0,0) самой первой верхней левой картинки</text:p>
      <text:p text:style-name="P41"/>
      <text:p text:style-name="P11">Самый умный в мире алгоритм <text:span text:style-name="T29">по работе с памятью изображения</text:span>:</text:p>
      <text:p text:style-name="P41">1. Он должен сначала вырезать видимую область старого изображения</text:p>
      <text:p text:style-name="P41">2. <text:span text:style-name="T28">Слева и справа от этой области надо объединить кадры вертикально в столбцы (высотой, равной высоте области)</text:span></text:p>
      <text:p text:style-name="P43">3. Сшиваем горизонтально получившиеся области, получая несколько строк изображения</text:p>
      <text:p text:style-name="P43">4. Выше области — сшиваем кадры горизонтально в новые строки</text:p>
      <text:p text:style-name="P43">5. Пришиваем область «3»</text:p>
      <text:p text:style-name="P43">6. <text:span text:style-name="T30">При</text:span>шиваем кадры ниже в строки и при<text:span text:style-name="T30">ш</text:span>иваем их тоже <text:span text:style-name="T30">к нашей области</text:span></text:p>
      <text:p text:style-name="P43"/>
      <text:p text:style-name="P12">Функция отображения изображения</text:p>
      <text:p text:style-name="P48">У нас есть следующие параметры:</text:p>
      <text:p text:style-name="P48">1. Смещение изображения относительно исхоодной точки по Х и У — <text:span text:style-name="T31">параметр offset типа Point</text:span></text:p>
      <text:p text:style-name="P48">2. Коэфициент увеличения</text:p>
      <text:p text:style-name="P48">3. Размеры окна, в котором отображается картинка</text:p>
      <text:p text:style-name="P49">Также у нас есть <text:span text:style-name="T31">массив</text:span> <text:span text:style-name="T31">пиксельных </text:span>координат всех частей изображения на итоговой картинке</text:p>
      <text:p text:style-name="P51">Вывод изображения должен быть таким: левая верхняя точка <text:span text:style-name="T32">изображения</text:span> отображает координаты, <text:span text:style-name="T32">которые на полностью сшитом изображении были бы в точке </text:span>offset, <text:span text:style-name="T33">увеличенное в scale раз</text:span></text:p>
      <text:p text:style-name="P52"/>
      <text:p text:style-name="P48"/>
      <text:p text:style-name="P13">Что мы с этим делаем?</text:p>
      <text:p text:style-name="P50">1. Определяем по смещениям <text:span text:style-name="T33">и масштабу позицию левой верхней точк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5:49:09.438817442</meta:creation-date>
    <dc:date>2019-12-27T16:11:47.950837568</dc:date>
    <meta:editing-duration>P1DT8H37M5S</meta:editing-duration>
    <meta:editing-cycles>77</meta:editing-cycles>
    <meta:generator>LibreOffice/6.0.7.3$Linux_X86_64 LibreOffice_project/00m0$Build-3</meta:generator>
    <meta:document-statistic meta:table-count="0" meta:image-count="0" meta:object-count="0" meta:page-count="6" meta:paragraph-count="112" meta:word-count="1133" meta:character-count="8287" meta:non-whitespace-character-count="7206"/>
  </office:meta>
</office:document-meta>
</file>